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v pr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B2]/[.A2]" office:value-type="float" office:value="0.005" calcext:value-type="float">
            <text:p>0.005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3]*[.C3]" office:value-type="currency" office:currency="USD" office:value="7.125" calcext:value-type="currency">
            <text:p>$7.13</text:p>
          </table:table-cell>
          <table:table-cell office:value-type="float" office:value="0.0075" calcext:value-type="float">
            <text:p>0.0075</text:p>
          </table:table-cell>
          <table:table-cell table:formula="of:=[.A3]*((100+[.I$1])/100)" office:value-type="float" office:value="978.5" calcext:value-type="float">
            <text:p>978.5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4]*[.C4]" office:value-type="currency" office:currency="USD" office:value="17.9166666666667" calcext:value-type="currency">
            <text:p>$17.92</text:p>
          </table:table-cell>
          <table:table-cell table:formula="of:=(SUM([.B2:.B3])-(SUM([.C2:.C3])*[.D4]))/([.D4]-[.A4])" office:value-type="float" office:value="0.0199074074074074" calcext:value-type="float">
            <text:p>0.0199074074</text:p>
          </table:table-cell>
          <table:table-cell table:formula="of:=[.A4]*((100+[.I$1])/100)" office:value-type="float" office:value="927" calcext:value-type="float">
            <text:p>927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5]*[.C5]" office:value-type="currency" office:currency="USD" office:value="34.8827160493826" calcext:value-type="currency">
            <text:p>$34.88</text:p>
          </table:table-cell>
          <table:table-cell table:formula="of:=(SUM([.B3:.B4])-(SUM([.C3:.C4])*[.D5]))/([.D5]-[.A5])" office:value-type="float" office:value="0.0410384894698619" calcext:value-type="float">
            <text:p>0.0410384895</text:p>
          </table:table-cell>
          <table:table-cell table:formula="of:=[.A5]*((100+[.I$1])/100)" office:value-type="float" office:value="875.5" calcext:value-type="float">
            <text:p>875.5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6]*[.C6]" office:value-type="currency" office:currency="USD" office:value="85.9987896393124" calcext:value-type="currency">
            <text:p>$86.00</text:p>
          </table:table-cell>
          <table:table-cell table:formula="of:=(SUM([.B4:.B5])-(SUM([.C4:.C5])*[.D6]))/([.D6]-[.A6])" office:value-type="float" office:value="0.107498487049141" calcext:value-type="float">
            <text:p>0.107498487</text:p>
          </table:table-cell>
          <table:table-cell table:formula="of:=[.A6]*((100+[.I$1])/100)" office:value-type="float" office:value="824" calcext:value-type="float">
            <text:p>824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]*[.C7]" office:value-type="currency" office:currency="USD" office:value="204.556377592188" calcext:value-type="currency">
            <text:p>$204.56</text:p>
          </table:table-cell>
          <table:table-cell table:formula="of:=(SUM([.B5:.B6])-(SUM([.C5:.C6])*[.D7]))/([.D7]-[.A7])" office:value-type="float" office:value="0.272741836789584" calcext:value-type="float">
            <text:p>0.2727418368</text:p>
          </table:table-cell>
          <table:table-cell table:formula="of:=[.A7]*((100+[.I$1])/100)" office:value-type="float" office:value="772.5" calcext:value-type="float">
            <text:p>772.5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8]*[.C8]" office:value-type="currency" office:currency="USD" office:value="546.729791459334" calcext:value-type="currency">
            <text:p>$546.73</text:p>
          </table:table-cell>
          <table:table-cell table:formula="of:=(SUM([.B6:.B7])-(SUM([.C6:.C7])*[.D8]))/([.D8]-[.A8])" office:value-type="float" office:value="0.78104255922762" calcext:value-type="float">
            <text:p>0.7810425592</text:p>
          </table:table-cell>
          <table:table-cell table:formula="of:=[.A8]*((100+[.I$1])/100)" office:value-type="float" office:value="721" calcext:value-type="float">
            <text:p>72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9]*[.C9]" office:value-type="currency" office:currency="USD" office:value="1525.9171972668" calcext:value-type="currency">
            <text:p>$1,525.92</text:p>
          </table:table-cell>
          <table:table-cell table:formula="of:=(SUM([.B7:.B8])-(SUM([.C7:.C8])*[.D9]))/([.D9]-[.A9])" office:value-type="float" office:value="2.347564918872" calcext:value-type="float">
            <text:p>2.3475649189</text:p>
          </table:table-cell>
          <table:table-cell table:formula="of:=[.A9]*((100+[.I$1])/100)" office:value-type="float" office:value="669.5" calcext:value-type="float">
            <text:p>669.5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10]*[.C10]" office:value-type="currency" office:currency="USD" office:value="4638.91890868563" calcext:value-type="currency">
            <text:p>$4,638.92</text:p>
          </table:table-cell>
          <table:table-cell table:formula="of:=(SUM([.B8:.B9])-(SUM([.C8:.C9])*[.D10]))/([.D10]-[.A10])" office:value-type="float" office:value="7.73153151447605" calcext:value-type="float">
            <text:p>7.7315315145</text:p>
          </table:table-cell>
          <table:table-cell table:formula="of:=[.A10]*((100+[.I$1])/100)" office:value-type="float" office:value="618" calcext:value-type="float">
            <text:p>618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11]*[.C11]" office:value-type="currency" office:currency="USD" office:value="15167.5992153586" calcext:value-type="currency">
            <text:p>$15,167.60</text:p>
          </table:table-cell>
          <table:table-cell table:formula="of:=(SUM([.B9:.B10])-(SUM([.C9:.C10])*[.D11]))/([.D11]-[.A11])" office:value-type="float" office:value="27.5774531188339" calcext:value-type="float">
            <text:p>27.5774531188</text:p>
          </table:table-cell>
          <table:table-cell table:formula="of:=[.A11]*((100+[.I$1])/100)" office:value-type="float" office:value="566.5" calcext:value-type="float">
            <text:p>566.5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12]*[.C12]" office:value-type="currency" office:currency="USD" office:value="54079.7012629885" calcext:value-type="currency">
            <text:p>$54,079.70</text:p>
          </table:table-cell>
          <table:table-cell table:formula="of:=(SUM([.B10:.B11])-(SUM([.C10:.C11])*[.D12]))/([.D12]-[.A12])" office:value-type="float" office:value="108.159402525977" calcext:value-type="float">
            <text:p>108.159402526</text:p>
          </table:table-cell>
          <table:table-cell table:formula="of:=[.A12]*((100+[.I$1])/100)"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13]*[.C13]" office:value-type="currency" office:currency="USD" office:value="211108.92956591" calcext:value-type="currency">
            <text:p>$211,108.93</text:p>
          </table:table-cell>
          <table:table-cell table:formula="of:=(SUM([.B11:.B12])-(SUM([.C11:.C12])*[.D13]))/([.D13]-[.A13])" office:value-type="float" office:value="469.13095459091" calcext:value-type="float">
            <text:p>469.1309545909</text:p>
          </table:table-cell>
          <table:table-cell table:formula="of:=[.A13]*((100+[.I$1])/100)" office:value-type="float" office:value="463.5" calcext:value-type="float">
            <text:p>463.5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14]*[.C14]" office:value-type="currency" office:currency="USD" office:value="911500.123224686" calcext:value-type="currency">
            <text:p>$911,500.12</text:p>
          </table:table-cell>
          <table:table-cell table:formula="of:=(SUM([.B12:.B13])-(SUM([.C12:.C13])*[.D14]))/([.D14]-[.A14])" office:value-type="float" office:value="2278.75030806171" calcext:value-type="float">
            <text:p>2278.7503080617</text:p>
          </table:table-cell>
          <table:table-cell table:formula="of:=[.A14]*((100+[.I$1])/100)" office:value-type="float" office:value="412" calcext:value-type="float">
            <text:p>412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15]*[.C15]" office:value-type="currency" office:currency="USD" office:value="4399928.5868108" calcext:value-type="currency">
            <text:p>$4,399,928.59</text:p>
          </table:table-cell>
          <table:table-cell table:formula="of:=(SUM([.B13:.B14])-(SUM([.C13:.C14])*[.D15]))/([.D15]-[.A15])" office:value-type="float" office:value="12571.2245337452" calcext:value-type="float">
            <text:p>12571.2245337452</text:p>
          </table:table-cell>
          <table:table-cell table:formula="of:=[.A15]*((100+[.I$1])/100)" office:value-type="float" office:value="360.5" calcext:value-type="float">
            <text:p>360.5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16]*[.C16]" office:value-type="currency" office:currency="USD" office:value="24092882.7972389" calcext:value-type="currency">
            <text:p>$24,092,882.80</text:p>
          </table:table-cell>
          <table:table-cell table:formula="of:=(SUM([.B14:.B15])-(SUM([.C14:.C15])*[.D16]))/([.D16]-[.A16])" office:value-type="float" office:value="80309.6093241297" calcext:value-type="float">
            <text:p>80309.6093241297</text:p>
          </table:table-cell>
          <table:table-cell table:formula="of:=[.A16]*((100+[.I$1])/100)"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17]*[.C17]" office:value-type="currency" office:currency="USD" office:value="152533222.188231" calcext:value-type="currency">
            <text:p>$152,533,222.19</text:p>
          </table:table-cell>
          <table:table-cell table:formula="of:=(SUM([.B15:.B16])-(SUM([.C15:.C16])*[.D17]))/([.D17]-[.A17])" office:value-type="float" office:value="610132.888752925" calcext:value-type="float">
            <text:p>610132.888752925</text:p>
          </table:table-cell>
          <table:table-cell table:formula="of:=[.A17]*((100+[.I$1])/100)" office:value-type="float" office:value="257.5" calcext:value-type="float">
            <text:p>257.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18]*[.C18]" office:value-type="currency" office:currency="USD" office:value="1146498346.05323" calcext:value-type="currency">
            <text:p>$1,146,498,346.05</text:p>
          </table:table-cell>
          <table:table-cell table:formula="of:=(SUM([.B16:.B17])-(SUM([.C16:.C17])*[.D18]))/([.D18]-[.A18])" office:value-type="float" office:value="5732491.73026615" calcext:value-type="float">
            <text:p>5732491.73026615</text:p>
          </table:table-cell>
          <table:table-cell table:formula="of:=[.A18]*((100+[.I$1])/100)"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9]*[.C19]" office:value-type="currency" office:currency="USD" office:value="10636535486.7671" calcext:value-type="currency">
            <text:p>$10,636,535,486.77</text:p>
          </table:table-cell>
          <table:table-cell table:formula="of:=(SUM([.B17:.B18])-(SUM([.C17:.C18])*[.D19]))/([.D19]-[.A19])" office:value-type="float" office:value="70910236.5784476" calcext:value-type="float">
            <text:p>70910236.5784476</text:p>
          </table:table-cell>
          <table:table-cell table:formula="of:=[.A19]*((100+[.I$1])/100)" office:value-type="float" office:value="154.5" calcext:value-type="float">
            <text:p>154.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0]*[.C20]" office:value-type="currency" office:currency="USD" office:value="129627760567.428" calcext:value-type="currency">
            <text:p>$129,627,760,567.43</text:p>
          </table:table-cell>
          <table:table-cell table:formula="of:=(SUM([.B18:.B19])-(SUM([.C18:.C19])*[.D20]))/([.D20]-[.A20])" office:value-type="float" office:value="1296277605.67428" calcext:value-type="float">
            <text:p>1296277605.67428</text:p>
          </table:table-cell>
          <table:table-cell table:formula="of:=[.A20]*((100+[.I$1])/100)"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1]*[.C21]" office:value-type="currency" office:currency="USD" office:value="2328470739272.66" calcext:value-type="currency">
            <text:p>$2,328,470,739,272.66</text:p>
          </table:table-cell>
          <table:table-cell table:formula="of:=(SUM([.B19:.B20])-(SUM([.C19:.C20])*[.D21]))/([.D21]-[.A21])" office:value-type="float" office:value="46569414785.4533" calcext:value-type="float">
            <text:p>46569414785.4533</text:p>
          </table:table-cell>
          <table:table-cell table:formula="of:=[.A21]*((100+[.I$1])/100)" office:value-type="float" office:value="51.5" calcext:value-type="float">
            <text:p>51.5</text:p>
          </table:table-cell>
          <table:table-cell table:number-columns-repeated="5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l </meta:initial-creator>
    <meta:creation-date>2015-03-13T13:29:35.085873554</meta:creation-date>
    <dc:date>2015-03-13T14:36:27.033965420</dc:date>
    <dc:creator>nol </dc:creator>
    <meta:editing-duration>PT6M11S</meta:editing-duration>
    <meta:editing-cycles>1</meta:editing-cycles>
    <meta:document-statistic meta:table-count="1" meta:cell-count="86" meta:object-count="0"/>
    <meta:generator>LibreOffice/4.2.7.2$Linux_X86_64 LibreOffice_project/420m0$Build-2</meta:generator>
  </office:meta>
</office:document-meta>
</file>